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: <text:a xlink:type="simple" xlink:href="https://github.com/O-clock-Lunar/S02-E02-support-place-de-cinema-MartyRizey" text:style-name="Internet_20_link" text:visited-style-name="Visited_20_Internet_20_Link">https://github.com/O-clock-Lunar/S02-E02-support-place-de-cinema-MartyRizey</text:a></text:p>
      <text:p text:style-name="P2">Support DD <text:s text:c="3"/> : <text:span text:style-name="T1">/var/www/html/Lunar_3-9-18/Revisions/S02E02_support_PlaceCinema/S02-E02-support-place-de-cinema-MartyRizey </text:span></text:p>
      <text:p text:style-name="P2"><text:span text:style-name="T1"><text:tab/></text:span><text:span text:style-name="T2">└&gt; git branch stepbystep</text:span></text:p>
      <text:p text:style-name="P1">Support Video : </text:p>
      <text:p text:style-name="P1"><text:tab/>└&gt; d:\win_Linux Partage\A_utiliser_dans_Linux\Lunar\Video_Cours\Saison-2-PHP_bases\S02E02-PHP_usineHTML</text:p>
      <text:p text:style-name="P1"><text:tab/>└&gt; Fichier : RED -1- Matin après correction.mp4</text:p>
      <text:p text:style-name="P1"/>
      <text:p text:style-name="P1"/>
      <text:p text:style-name="P3">PLACE DE CINEMA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09T19:11:46.934000000</dc:date>
    <meta:editing-duration>PT1H16M19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7" meta:word-count="29" meta:character-count="424" meta:non-whitespace-character-count="393"/>
  </office:meta>
</office:document-meta>
</file>